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Everson Mono', FreeMono, Menlo, Terminal,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9f830" officeooo:paragraph-rsid="0009f830"/>
    </style:style>
    <style:style style:name="T1" style:family="text">
      <style:text-properties fo:font-variant="normal" fo:text-transform="none" fo:color="#f0f0f0" style:font-name="DejaVu Sans Mono" fo:font-size="11.2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pPartitions</text:p>
      <text:p text:style-name="P1"/>
      <text:p text:style-name="P1">If you want to perform certain action once per partition i.e. one partition is getting executed in one worker where you want to do something only once and not for every item of your rdd, you can do the same in MapPartitions.</text:p>
      <text:p text:style-name="P1"/>
      <text:p text:style-name="P1">Good usage of this comes when you want to connect to some database only once for one partition.</text:p>
      <text:p text:style-name="P1"/>
      <text:p text:style-name="P1">var acc = sc.accumulator(0) </text:p>
      <text:p text:style-name="P1">y.mapPartitions{x=&gt; acc +=1; <text:s/>x.map(y=&gt;y.split(" ")) <text:s/>}.flatMap(x=&gt;x).map(x=&gt;(x,1)).countByKey</text:p>
      <text:p text:style-name="P1">acc.value </text:p>
      <text:p text:style-name="P1">y.partitions.size </text:p>
      <text:p text:style-name="P1">var y =sc.textFile("data/wordcount.txt",10) </text:p>
      <text:p text:style-name="P1"><text:s/>y.mapPartitions{x=&gt; acc +=1; <text:s/>x.map(y=&gt;y.split(" ")) <text:s/>}.flatMap(x=&gt;x).map(x=&gt;(x,1)).countByKey</text:p>
      <text:p text:style-name="P1">acc.value </text:p>
      <text:p text:style-name="P1"/>
      <text:p text:style-name="P1">When operating on a per-partition basis, Spark gives our function an Iterator of the elements in that partition. To return values, we return an Iterable.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Everson Mono', FreeMono, Menlo, Terminal,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01:26:52.368000000</meta:creation-date>
    <dc:date>2018-11-20T01:51:02.529000000</dc:date>
    <meta:editing-duration>PT13M58S</meta:editing-duration>
    <meta:editing-cycles>3</meta:editing-cycles>
    <meta:generator>LibreOffice/5.1.2.2$Windows_x86 LibreOffice_project/d3bf12ecb743fc0d20e0be0c58ca359301eb705f</meta:generator>
    <meta:document-statistic meta:table-count="0" meta:image-count="0" meta:object-count="0" meta:page-count="1" meta:paragraph-count="11" meta:word-count="108" meta:character-count="785" meta:non-whitespace-character-count="677"/>
  </office:meta>
</office:document-meta>
</file>